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40372" officeooo:paragraph-rsid="00040372"/>
    </style:style>
    <style:style style:name="P2" style:family="paragraph" style:parent-style-name="Standard">
      <style:paragraph-properties fo:text-align="start" style:justify-single-word="false"/>
      <style:text-properties officeooo:rsid="00040372" officeooo:paragraph-rsid="00040372"/>
    </style:style>
    <style:style style:name="P3" style:family="paragraph" style:parent-style-name="Standard">
      <style:paragraph-properties fo:text-align="end" style:justify-single-word="false"/>
      <style:text-properties officeooo:rsid="00040372" officeooo:paragraph-rsid="00040372"/>
    </style:style>
    <style:style style:name="P4" style:family="paragraph" style:parent-style-name="Standard">
      <style:paragraph-properties fo:text-align="start" style:justify-single-word="false"/>
      <style:text-properties officeooo:rsid="000482f2" officeooo:paragraph-rsid="000482f2"/>
    </style:style>
    <style:style style:name="P5" style:family="paragraph" style:parent-style-name="Standard">
      <style:paragraph-properties fo:text-align="center" style:justify-single-word="false"/>
      <style:text-properties officeooo:rsid="000482f2" officeooo:paragraph-rsid="000482f2"/>
    </style:style>
    <style:style style:name="P6" style:family="paragraph" style:parent-style-name="Standard" style:master-page-name="First_20_Page">
      <style:paragraph-properties fo:text-align="start" style:justify-single-word="false" style:page-number="auto"/>
      <style:text-properties officeooo:rsid="00040372" officeooo:paragraph-rsid="00040372"/>
    </style:style>
    <style:style style:name="P7" style:family="paragraph" style:parent-style-name="Standard">
      <style:paragraph-properties fo:text-align="start" style:justify-single-word="false"/>
      <style:text-properties officeooo:rsid="000482f2" officeooo:paragraph-rsid="000482f2"/>
    </style:style>
    <style:style style:name="P8" style:family="paragraph" style:parent-style-name="Standard">
      <style:paragraph-properties fo:text-align="start" style:justify-single-word="false"/>
      <style:text-properties officeooo:rsid="0006ca15" officeooo:paragraph-rsid="0006ca15"/>
    </style:style>
    <style:style style:name="P9" style:family="paragraph" style:parent-style-name="Standard">
      <style:paragraph-properties fo:text-align="start" style:justify-single-word="false"/>
      <style:text-properties officeooo:rsid="0006ca15" officeooo:paragraph-rsid="00077284"/>
    </style:style>
    <style:style style:name="P10" style:family="paragraph" style:parent-style-name="Standard">
      <style:paragraph-properties fo:text-align="start" style:justify-single-word="false"/>
      <style:text-properties officeooo:rsid="00077284" officeooo:paragraph-rsid="00077284"/>
    </style:style>
    <style:style style:name="P11" style:family="paragraph" style:parent-style-name="Standard">
      <style:paragraph-properties fo:text-align="start" style:justify-single-word="false"/>
      <style:text-properties officeooo:rsid="000834b5" officeooo:paragraph-rsid="00077284"/>
    </style:style>
    <style:style style:name="P12" style:family="paragraph" style:parent-style-name="Standard">
      <style:paragraph-properties fo:text-align="start" style:justify-single-word="false"/>
      <style:text-properties officeooo:rsid="000834b5" officeooo:paragraph-rsid="000834b5"/>
    </style:style>
    <style:style style:name="P13" style:family="paragraph" style:parent-style-name="Standard">
      <style:paragraph-properties fo:text-align="start" style:justify-single-word="false"/>
      <style:text-properties officeooo:rsid="00094eee" officeooo:paragraph-rsid="00094eee"/>
    </style:style>
    <style:style style:name="T1" style:family="text">
      <style:text-properties officeooo:rsid="000502c6"/>
    </style:style>
    <style:style style:name="T2" style:family="text">
      <style:text-properties officeooo:rsid="00077284"/>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livier NISOLE</text:p>
      <text:p text:style-name="P2">Romain FAILL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Projet n°4 : Gestion d'une bibliothè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ercredi 28 Mai</text:p>
      <text:p text:style-name="P1"><text:soft-page-break/></text:p>
      <text:p text:style-name="P1"/>
      <text:p text:style-name="P1"/>
      <text:p text:style-name="P1">Sommai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ntroduction</text:p>
      <text:p text:style-name="P1"/>
      <text:p text:style-name="P2"/>
      <text:p text:style-name="P4">Les bases de données sont des système permettant le stockage d'information et leurs modification<text:span text:style-name="T1">s</text:span>. Dans le cadre de notre dernier projet de programmation en C, il nous a été demandé de créer en binôme un programme simulant une bibliothèque, et permettant la saisie, l'utilisation et la modification de donnée dans celle-ci. <text:s/><text:span text:style-name="T1">Ainsi, pour présenter notre travail, nous avons séparé notre analyse en deux partie : une description de la base de donnée, avec son fonctionnement et sa génération ; et ensuite une description de son utilisation à travers la bibliothèque virtuelle que nous avons cré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text:p>
      <text:p text:style-name="P1"/>
      <text:p text:style-name="P1"/>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text:soft-page-break/>I) Fonctionnement de la base de donné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I) Mise en place et utilisation</text:p>
      <text:p text:style-name="P4"/>
      <text:p text:style-name="P4"/>
      <text:p text:style-name="P8">Uns fois la base de donnée opérationnelle, il est donc possible de l'utiliser pour notre bibliothèque virtuelle. Nous allons donc expliquer en détail le fonctionnement de la bibliothèque, en explicitant ses menus et les fonctions qu'ils contiennent.</text:p>
      <text:p text:style-name="P8"/>
      <text:p text:style-name="P8">1) Menu Principal</text:p>
      <text:p text:style-name="P8"/>
      <text:p text:style-name="P8">Le menu principal permet la navigation dans les <text:span text:style-name="T2">différentes </text:span>options offertes à l'utilisateu<text:span text:style-name="T2">r. En effet, comme spécifié dans le cahier des charges, le programme permet l'accès a deux menus subsidiaires :</text:span></text:p>
      <text:p text:style-name="P8"><text:span text:style-name="T2"/></text:p>
      <text:p text:style-name="P9"><text:span text:style-name="T2">-un menu de Service, permettant l'affichage des données <text:s/>des livres, <text:s/>des thèmes et des adhérents, dont ceux n'ayant pas rendu leurs emprunts à temps ; et une fonction de recherche dans les trois bases de données.</text:span></text:p>
      <text:p text:style-name="P4"/>
      <text:p text:style-name="P10">-un menu d'Interface, permettant l'affichage de la date du jour, la saisie et la suppression d’éléments dans les bases de données membres, thèmes et livres, ainsi que la gestion des emprunts et des restitutions de livre.</text:p>
      <text:p text:style-name="P10"/>
      <text:p text:style-name="P10">Pour accéder à ces menus, une simple variable locale de test sécurisée pour ne prendre que les valeurs 0, 1 et 2 enregistre la saisie de l'utilisateur, et grâce à des boucles <text:span text:style-name="T3">et...si</text:span><text:span text:style-name="T4"> utilisant ces valeurs comme condition de vérités, on accède aux sous-menus : 0 pour le menu de Service, 1 pour le menu d'Interface. Le 2 permet l’arrêt du programme, grâce à une boucle </text:span><text:span text:style-name="T3">faire...tant que</text:span><text:span text:style-name="T4"> englobant le programme, et qui sort donc du menu grâce à un booléen comme condition de vérité, qui se modifie dans la boucle générée en entrant la valeur 2.</text:span></text:p>
      <text:p text:style-name="P11"><text:span text:style-name="T4"/></text:p>
      <text:p text:style-name="P12"><text:span text:style-name="T4">2) Menu de Service</text:span></text:p>
      <text:p text:style-name="P12"><text:span text:style-name="T4"/></text:p>
      <text:p text:style-name="P12"><text:span text:style-name="T4">Comme précédemment, ce menu propose un ensemble de fonctionnalité, que l'on accède en saisissant un entier dans une valeur de test. Seulement, possédant plus d’éléments que le menu principal, celui-ci repose sur un </text:span><text:span text:style-name="T3">switch </text:span><text:span text:style-name="T4">gérant six cas différents : les cinq fonctionnalités décrite dans le menu principale, ainsi qu'une sortie de menu reposant sur une autre boucle </text:span><text:span text:style-name="T3">faire...tant que </text:span><text:span text:style-name="T4">avec un booléen.</text:span></text:p>
      <text:p text:style-name="P12"><text:span text:style-name="T4"/></text:p>
      <text:p text:style-name="P13"><text:span text:style-name="T4">Les trois cas d'affichages de la base de donnée sans restriction, à savoir l'affichage des livres, des thèmes et des membres, se fait selon le même schémas : l'appel d'une fonction dans la base de donnée respective, qui va demander l'adresse de la base de donnée. Ensuite, selon l'affichage souhaités, le programme récupère la première adresse de la liste chaînée de l’élément choisie (membre, livre, thème...), et qui va afficher chacune des données contenue dans la structure pointée avec une boucle </text:span><text:span text:style-name="T3">tant que vérifiant</text:span><text:span text:style-name="T4"> si l'adresse envoyé est NULL (c'est à dire que c'est la fin de la liste chaînée), et prenant ensuite l'adresse du chaînons suivant.</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onclu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5:21:11.795000000</meta:creation-date>
    <dc:date>2014-05-28T11:07:25.924000000</dc:date>
    <meta:editing-duration>PT6H42M52S</meta:editing-duration>
    <meta:editing-cycles>2</meta:editing-cycles>
    <meta:generator>LibreOffice/4.1.3.2$Windows_x86 LibreOffice_project/70feb7d99726f064edab4605a8ab840c50ec57a</meta:generator>
    <meta:document-statistic meta:table-count="0" meta:image-count="0" meta:object-count="0" meta:page-count="6" meta:paragraph-count="21" meta:word-count="537" meta:character-count="3291" meta:non-whitespace-character-count="2766"/>
  </office:meta>
</office:document-meta>
</file>